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Approvazione Modifica Orario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UC_M_29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<text:line-break/>Un genitore deve aver fatto una richiesta specifica (UC_M_28)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53881706" text:style-name="Numerazione_20_UC">
              <text:list-item text:start-value="1">
                <text:p text:style-name="Azione_20_attore">L'impiegato accede all'area di notifica.</text:p>
              </text:list-item>
              <text:list-item>
                <text:p text:style-name="Azione_20_sistema">Il <text:span text:style-name="T1">sistema mostra una notifica di un genitore che richiede l'approvazione della modifica dell'orario del proprio bambino. <text:s/></text:span></text:p>
              </text:list-item>
              <text:list-item>
                <text:p text:style-name="Azione_20_attore">L'impiegato prende visione della notifica, verifica i dati del bambino e risponde alla richiesta del genitore con una notifica di conferma.</text:p>
              </text:list-item>
              <text:list-item>
                <text:p text:style-name="Azione_20_sistema">Il sistema invia la notifica di conferma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deve visualizzare il messaggio di conferma modifica.</text:p>
            <text:p text:style-name="Table_20_Contents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a) 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il messaggio di conferma modifica o di errore entro 20 secondi dall'invio della conferma dei dati.</text:p>
          </table:table-cell>
        </table:table-row>
      </table:table>
      <text:p text:style-name="P3">Rifiuto della richiesta di modifica dell' 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4</meta:editing-cycles>
    <meta:generator>LibreOffice/3.5$Linux_X86_64 LibreOffice_project/350m1$Build-2</meta:generator>
    <dc:date>2012-10-29T13:29:40</dc:date>
    <meta:document-statistic meta:table-count="1" meta:image-count="0" meta:object-count="0" meta:page-count="1" meta:paragraph-count="21" meta:word-count="161" meta:character-count="722" meta:non-whitespace-character-count="937"/>
  </office:meta>
</office:document-meta>
</file>